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cademy Engraved LET" svg:font-family="'Academy Engraved LET'" style:font-pitch="variable"/>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2741a" officeooo:paragraph-rsid="0012741a"/>
    </style:style>
    <style:style style:name="P3" style:family="paragraph" style:parent-style-name="Standard">
      <style:paragraph-properties fo:text-align="center" style:justify-single-word="false"/>
      <style:text-properties officeooo:rsid="0012741a" officeooo:paragraph-rsid="0012741a"/>
    </style:style>
    <style:style style:name="P4" style:family="paragraph" style:parent-style-name="Standard">
      <style:text-properties fo:font-style="italic" officeooo:rsid="0012741a" officeooo:paragraph-rsid="0012741a" style:font-style-asian="italic" style:font-style-complex="italic"/>
    </style:style>
    <style:style style:name="P5" style:family="paragraph" style:parent-style-name="Standard">
      <style:text-properties officeooo:rsid="0013c8ab" officeooo:paragraph-rsid="0013c8ab"/>
    </style:style>
    <style:style style:name="P6" style:family="paragraph" style:parent-style-name="Standard">
      <style:text-properties officeooo:rsid="0014de07" officeooo:paragraph-rsid="0014de07"/>
    </style:style>
    <style:style style:name="P7" style:family="paragraph" style:parent-style-name="Standard">
      <style:text-properties officeooo:rsid="00164bab" officeooo:paragraph-rsid="00164bab"/>
    </style:style>
    <style:style style:name="P8" style:family="paragraph" style:parent-style-name="Standard">
      <style:text-properties officeooo:rsid="00180c5e" officeooo:paragraph-rsid="00180c5e"/>
    </style:style>
    <style:style style:name="P9" style:family="paragraph" style:parent-style-name="Standard">
      <style:paragraph-properties fo:break-before="page"/>
      <style:text-properties officeooo:rsid="00180c5e" officeooo:paragraph-rsid="00180c5e"/>
    </style:style>
    <style:style style:name="P10" style:family="paragraph" style:parent-style-name="Standard">
      <style:text-properties officeooo:rsid="0019b6d7" officeooo:paragraph-rsid="0019b6d7"/>
    </style:style>
    <style:style style:name="P11" style:family="paragraph" style:parent-style-name="Standard">
      <style:text-properties officeooo:rsid="0019b6d7" officeooo:paragraph-rsid="0019fa98"/>
    </style:style>
    <style:style style:name="P12" style:family="paragraph" style:parent-style-name="Standard">
      <style:text-properties officeooo:rsid="0019fa98" officeooo:paragraph-rsid="0019fa98"/>
    </style:style>
    <style:style style:name="P13" style:family="paragraph" style:parent-style-name="Standard">
      <style:text-properties officeooo:rsid="001abb2e" officeooo:paragraph-rsid="001abb2e"/>
    </style:style>
    <style:style style:name="P14" style:family="paragraph" style:parent-style-name="Standard">
      <style:paragraph-properties fo:break-before="page"/>
      <style:text-properties officeooo:rsid="001abb2e" officeooo:paragraph-rsid="001abb2e"/>
    </style:style>
    <style:style style:name="P15" style:family="paragraph" style:parent-style-name="Standard">
      <style:text-properties officeooo:rsid="001c51b4" officeooo:paragraph-rsid="001c51b4"/>
    </style:style>
    <style:style style:name="P16" style:family="paragraph" style:parent-style-name="Standard">
      <style:text-properties officeooo:rsid="001c51b4" officeooo:paragraph-rsid="001cdbb6"/>
    </style:style>
    <style:style style:name="P17" style:family="paragraph" style:parent-style-name="Standard">
      <style:text-properties officeooo:rsid="001cdbb6" officeooo:paragraph-rsid="001c51b4"/>
    </style:style>
    <style:style style:name="P18" style:family="paragraph" style:parent-style-name="Standard">
      <style:text-properties officeooo:rsid="001d8567" officeooo:paragraph-rsid="001d8567"/>
    </style:style>
    <style:style style:name="P19" style:family="paragraph" style:parent-style-name="Standard">
      <style:text-properties officeooo:rsid="001d8567" officeooo:paragraph-rsid="00207745"/>
    </style:style>
    <style:style style:name="P20" style:family="paragraph" style:parent-style-name="Standard">
      <style:text-properties officeooo:rsid="001f5cf7" officeooo:paragraph-rsid="001f5cf7"/>
    </style:style>
    <style:style style:name="P21" style:family="paragraph" style:parent-style-name="Standard">
      <style:text-properties officeooo:rsid="00207745" officeooo:paragraph-rsid="00207745"/>
    </style:style>
    <style:style style:name="P22" style:family="paragraph" style:parent-style-name="Standard">
      <style:paragraph-properties fo:break-before="page"/>
      <style:text-properties officeooo:rsid="00223569" officeooo:paragraph-rsid="00223569"/>
    </style:style>
    <style:style style:name="P23" style:family="paragraph" style:parent-style-name="Standard">
      <style:text-properties officeooo:rsid="00223569" officeooo:paragraph-rsid="00223569"/>
    </style:style>
    <style:style style:name="P24" style:family="paragraph" style:parent-style-name="Standard">
      <style:text-properties officeooo:rsid="00223569" officeooo:paragraph-rsid="0023b307"/>
    </style:style>
    <style:style style:name="P25" style:family="paragraph" style:parent-style-name="Standard">
      <style:text-properties officeooo:rsid="0023b307" officeooo:paragraph-rsid="0023b307"/>
    </style:style>
    <style:style style:name="P26" style:family="paragraph" style:parent-style-name="Standard">
      <style:text-properties officeooo:rsid="0025b04e" officeooo:paragraph-rsid="0025b04e"/>
    </style:style>
    <style:style style:name="P27" style:family="paragraph" style:parent-style-name="Standard">
      <style:text-properties officeooo:rsid="00264d40" officeooo:paragraph-rsid="00264d40"/>
    </style:style>
    <style:style style:name="P28" style:family="paragraph" style:parent-style-name="Standard">
      <style:text-properties officeooo:rsid="00267788" officeooo:paragraph-rsid="00267788"/>
    </style:style>
    <style:style style:name="P29" style:family="paragraph" style:parent-style-name="Standard">
      <style:text-properties officeooo:rsid="0027e3c3" officeooo:paragraph-rsid="0027e3c3"/>
    </style:style>
    <style:style style:name="P30" style:family="paragraph" style:parent-style-name="Standard">
      <style:text-properties officeooo:rsid="00294c9e" officeooo:paragraph-rsid="00294c9e"/>
    </style:style>
    <style:style style:name="P31" style:family="paragraph" style:parent-style-name="Standard">
      <style:paragraph-properties fo:break-before="page"/>
      <style:text-properties officeooo:rsid="00294c9e" officeooo:paragraph-rsid="00294c9e"/>
    </style:style>
    <style:style style:name="T1" style:family="text">
      <style:text-properties officeooo:rsid="0012741a"/>
    </style:style>
    <style:style style:name="T2" style:family="text">
      <style:text-properties officeooo:rsid="0013c8ab"/>
    </style:style>
    <style:style style:name="T3" style:family="text">
      <style:text-properties officeooo:rsid="0013faa0"/>
    </style:style>
    <style:style style:name="T4" style:family="text">
      <style:text-properties officeooo:rsid="0014de07"/>
    </style:style>
    <style:style style:name="T5" style:family="text">
      <style:text-properties style:font-name="Liberation Sans" fo:font-size="28pt" fo:font-weight="bold" officeooo:rsid="0014de07" style:font-name-asian="PingFang SC" style:font-size-asian="28pt" style:font-weight-asian="bold" style:font-name-complex="Arial Unicode MS" style:font-size-complex="28pt" style:font-weight-complex="bold"/>
    </style:style>
    <style:style style:name="T6" style:family="text">
      <style:text-properties officeooo:rsid="00164bab"/>
    </style:style>
    <style:style style:name="T7" style:family="text">
      <style:text-properties style:text-position="super 58%"/>
    </style:style>
    <style:style style:name="T8" style:family="text">
      <style:text-properties style:text-position="super 58%" officeooo:rsid="0014de07"/>
    </style:style>
    <style:style style:name="T9" style:family="text">
      <style:text-properties officeooo:rsid="0019fa98"/>
    </style:style>
    <style:style style:name="T10" style:family="text">
      <style:text-properties officeooo:rsid="001abb2e"/>
    </style:style>
    <style:style style:name="T11" style:family="text">
      <style:text-properties officeooo:rsid="001c51b4"/>
    </style:style>
    <style:style style:name="T12" style:family="text">
      <style:text-properties officeooo:rsid="001cdbb6"/>
    </style:style>
    <style:style style:name="T13" style:family="text">
      <style:text-properties officeooo:rsid="00207745"/>
    </style:style>
    <style:style style:name="T14" style:family="text">
      <style:text-properties officeooo:rsid="00223569"/>
    </style:style>
    <style:style style:name="T15" style:family="text">
      <style:text-properties officeooo:rsid="0023b307"/>
    </style:style>
    <style:style style:name="T16" style:family="text">
      <style:text-properties officeooo:rsid="00264d40"/>
    </style:style>
    <style:style style:name="T17" style:family="text">
      <style:text-properties fo:font-size="10pt" style:font-size-asian="10pt" style:font-size-complex="10pt"/>
    </style:style>
    <style:style style:name="T18" style:family="text">
      <style:text-properties officeooo:rsid="00267788"/>
    </style:style>
    <style:style style:name="T19" style:family="text">
      <style:text-properties officeooo:rsid="0027e3c3"/>
    </style:style>
    <style:style style:name="T20" style:family="text">
      <style:text-properties officeooo:rsid="00294c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emi-I</text:span>nvertible <text:span text:style-name="T5">Folded</text:span> Fields</text:p>
      <text:p text:style-name="P3">by Sven Nilsen, 2022</text:p>
      <text:p text:style-name="P2"/>
      <text:p text:style-name="P4">In this paper I present a mathematical object that simplifies reasoning about physics.</text:p>
      <text:p text:style-name="P2"/>
      <text:p text:style-name="P2">In physics<text:span text:style-name="T7"><text:reference-ref text:reference-format="text" text:ref-name="physics">[1]</text:reference-ref></text:span>, one might be concerned about the position, velocity etc. of objects. With other words, one wants to reason about physical properties of the world. However, the general problem in physics is that the use of physical properties is very diverse <text:span text:style-name="T2">and the amount of data can be extreme. This is why it is important from a language design perspective to develop tools for reasoning.</text:span></text:p>
      <text:p text:style-name="P2"/>
      <text:p text:style-name="P5">A Semi-Invertible <text:span text:style-name="T4">Folded</text:span> Field simplifies reasoning about physics because it resembles the notion of a path, yet it also has properties of a group generator<text:span text:style-name="T7"><text:reference-ref text:reference-format="text" text:ref-name="group theory">[2]</text:reference-ref></text:span>. <text:span text:style-name="T3">It does not require </text:span><text:span text:style-name="T4">total invertibility, which simplifies describing real physical systems. It is similar to many mathematical objects used to reason about physics, such as Lie groups</text:span><text:span text:style-name="T8"><text:reference-ref text:reference-format="text" text:ref-name="lie group">[3]</text:reference-ref></text:span><text:span text:style-name="T4"> and differentiable manifolds</text:span><text:span text:style-name="T8"><text:reference-ref text:reference-format="text" text:ref-name="differentiable manifold">[4]</text:reference-ref></text:span><text:span text:style-name="T4">, but it does not remove the underlying language of physics. In some sense, it is less abstract than other mathematical objects, but at the same time abstract enough to be useful.</text:span></text:p>
      <text:p text:style-name="P5"/>
      <text:p text:style-name="P6">First, I will define what I mean by “physics”. It is most common to think of physics as a general language to describe the world. However, when using Semi-Invertible Folded Fields, it is <text:span text:style-name="T6">possible to reduce physics to reasoning about position</text:span><text:span text:style-name="T16">s</text:span><text:span text:style-name="T6">. With other words, a “physics” is some type with an associated position type:</text:span></text:p>
      <text:p text:style-name="P5"/>
      <text:p text:style-name="P5"><text:tab/><text:span text:style-name="T3">physics : type</text:span></text:p>
      <text:p text:style-name="P5"><text:tab/>pos : physics → type</text:p>
      <text:p text:style-name="P5"/>
      <text:p text:style-name="P7">For example:</text:p>
      <text:p text:style-name="P7"/>
      <text:p text:style-name="P7"><text:tab/>classic : physics<text:tab/><text:tab/><text:tab/><text:tab/>Non-relativistic classical physics</text:p>
      <text:p text:style-name="P7"><text:tab/>pos(classic) = real<text:span text:style-name="T7">3</text:span></text:p>
      <text:p text:style-name="P7"/>
      <text:p text:style-name="P7"><text:tab/>quantum : physics<text:tab/><text:tab/><text:tab/><text:tab/>Non-relativistic quantum physics</text:p>
      <text:p text:style-name="Standard"><text:tab/>pos(quantum) = real<text:span text:style-name="Citation"><text:span text:style-name="T7">3</text:span></text:span> → <text:span text:style-name="T6">complex</text:span></text:p>
      <text:p text:style-name="P7"/>
      <text:p text:style-name="P7"><text:tab/>rel_classic : physics<text:tab/><text:tab/><text:tab/><text:tab/>Relativistic classical physics</text:p>
      <text:p text:style-name="P7"><text:tab/>pos(rel_classic) = real<text:span text:style-name="T7">4</text:span></text:p>
      <text:p text:style-name="P7"/>
      <text:p text:style-name="P7"><text:tab/>rel_quantum : physics<text:tab/><text:tab/><text:tab/><text:tab/>Relativistic quantum physics</text:p>
      <text:p text:style-name="P7"><text:tab/>pos(rel_quantum) : real<text:span text:style-name="T7">4</text:span> → complex</text:p>
      <text:p text:style-name="P7"/>
      <text:p text:style-name="P8">A Semi-Invertible Folded Field is a type with two associated properties:</text:p>
      <text:p text:style-name="P8"/>
      <text:p text:style-name="P8"><text:tab/>field : type</text:p>
      <text:p text:style-name="P8"><text:tab/>scale : field × real → field</text:p>
      <text:p text:style-name="P8"><text:tab/>inv : field → field</text:p>
      <text:p text:style-name="P8"/>
      <text:p text:style-name="P8">For example, rotation around the z-axis:</text:p>
      <text:p text:style-name="P8"/>
      <text:p text:style-name="P8"><text:tab/>rotate_z(angle) : field</text:p>
      <text:p text:style-name="P8"><text:tab/>scale(rotate_z(angle), s) = rotate_z(angle · s)</text:p>
      <text:p text:style-name="P8"><text:tab/>inv(rotate_z(angle)) = rotate_z(-angle)</text:p>
      <text:p text:style-name="P9">Notice that the rotation around the z-axis is independent of the kind of physics one is reasoning about. Where the kind of physics becomes important, is how one describes motion:</text:p>
      <text:p text:style-name="P8"/>
      <text:p text:style-name="P8"><text:tab/>motion : field → (ph : physics) → pos(ph) → real → pos(ph)</text:p>
      <text:p text:style-name="P8"/>
      <text:p text:style-name="P8">With other words, there is one motion that corresponds to non-relativistic classical physics, another motion that corresponds to relativistic quantum physics etc.</text:p>
      <text:p text:style-name="P8"/>
      <text:p text:style-name="P10">In the case of rotation around the z-axis for classical physics, one can define motion as following<text:span text:style-name="T7"><text:reference-ref text:reference-format="text" text:ref-name="rotation matrix">[5]</text:reference-ref></text:span>:</text:p>
      <text:p text:style-name="P10"/>
      <text:p text:style-name="P10"><text:tab/>motion(rotate_z(angle), classical, x, dt) = row_mat3_transform(</text:p>
      <text:p text:style-name="P10"><text:tab/><text:tab/>[</text:p>
      <text:p text:style-name="P10"><text:tab/><text:tab/><text:tab/>[cos(angle · dt), -sin(angle · dt), 0],</text:p>
      <text:p text:style-name="P10"><text:tab/><text:tab/><text:tab/>[sin(angle · dt), cos(angle · dt), 0],</text:p>
      <text:p text:style-name="P10"><text:tab/><text:tab/><text:tab/>[0, 0, 1]</text:p>
      <text:p text:style-name="P10"><text:tab/><text:tab/>],</text:p>
      <text:p text:style-name="P10"><text:tab/><text:tab/>x</text:p>
      <text:p text:style-name="P10"><text:tab/>)</text:p>
      <text:p text:style-name="P10"/>
      <text:p text:style-name="P10">For rotation around the z-axis for non-relativistic quantum physics, the motion returns a wave function<text:span text:style-name="T7"><text:reference-ref text:reference-format="text" text:ref-name="wave function">[6]</text:reference-ref></text:span>. A wave function is defined at every position in space, so it does not make sense to think of it as a motion in the classical sense, where the observer follows the position. Instead, one must think of the observer as looking at some fixed point in space:</text:p>
      <text:p text:style-name="P10"/>
      <text:p text:style-name="P10"><text:tab/><text:span text:style-name="T9">motion(rotate_z(angle), quantum, wave, dt) = \(x) = wave(</text:span></text:p>
      <text:p text:style-name="P11"><text:tab/><text:tab/><text:tab/>row_mat3_transform(</text:p>
      <text:p text:style-name="P11"><text:tab/><text:tab/><text:tab/>[</text:p>
      <text:p text:style-name="P11"><text:tab/><text:tab/><text:tab/><text:tab/>[cos(-angle · dt), -sin(-angle · dt), 0],</text:p>
      <text:p text:style-name="P11"><text:tab/><text:tab/><text:tab/><text:tab/>[sin(-angle · dt), cos(-angle · dt), 0],</text:p>
      <text:p text:style-name="P11"><text:tab/><text:tab/><text:tab/><text:tab/>[0, 0, 1]</text:p>
      <text:p text:style-name="P11"><text:tab/><text:tab/><text:tab/>],</text:p>
      <text:p text:style-name="P11"><text:tab/><text:tab/><text:tab/>x</text:p>
      <text:p text:style-name="P11"><text:tab/><text:tab/>)</text:p>
      <text:p text:style-name="P10"><text:tab/><text:span text:style-name="T9">)</text:span></text:p>
      <text:p text:style-name="P10"/>
      <text:p text:style-name="P12">Notice that the sign of the rotation angle is flipped. This is done to produce the effect of an observer that looks at some fixed point in space, instead of moving along with the rotation.</text:p>
      <text:p text:style-name="P12"/>
      <text:p text:style-name="P12">A folded field is basically a way to take some position and transform it to a new position using some time delta. When a field is scaled, it speeds up or slows down time. When a field is flipped, time is reversed. <text:span text:style-name="T10">In many cases, scaling with `-1` produces the inverted field. </text:span>The reason <text:span text:style-name="T10">scaling is separate from inversion is, among other properties, due to allowing fields to be semi-invertible.</text:span></text:p>
      <text:p text:style-name="P12"/>
      <text:p text:style-name="P12">Now, what does “semi-invertible” <text:span text:style-name="T10">mean?</text:span></text:p>
      <text:p text:style-name="P12"/>
      <text:p text:style-name="P13">One property that a field must satisfy, is that when inverting twice, one gets back the original field:</text:p>
      <text:p text:style-name="P12"/>
      <text:p text:style-name="P12"><text:tab/><text:span text:style-name="T10">inv(inv(f)) &lt;=&gt; f</text:span></text:p>
      <text:p text:style-name="P12"/>
      <text:p text:style-name="P13">This property is called an “involution”<text:span text:style-name="T7"><text:reference-ref text:reference-format="text" text:ref-name="involution">[7]</text:reference-ref></text:span>.</text:p>
      <text:p text:style-name="P13"/>
      <text:p text:style-name="P13">However, although inversion is an involution, does not mean that motion is invertible in that sense.</text:p>
      <text:p text:style-name="P14">To explain semi-invertibility, one can think of a field that <text:span text:style-name="T18">increases</text:span> or decreases natural numbers<text:span text:style-name="T7"><text:reference-ref text:reference-format="text" text:ref-name="natural number">[8]</text:reference-ref></text:span>:</text:p>
      <text:p text:style-name="P13"/>
      <text:p text:style-name="P13"><text:tab/>discrete : physics</text:p>
      <text:p text:style-name="P13"><text:tab/>pos(discrete) = nat</text:p>
      <text:p text:style-name="P13"/>
      <text:p text:style-name="P13"><text:tab/>inc : field</text:p>
      <text:p text:style-name="P13"><text:tab/>scale(inc, s) = inc</text:p>
      <text:p text:style-name="P13"><text:tab/>inv(inc) = dec</text:p>
      <text:p text:style-name="P13"/>
      <text:p text:style-name="P13"><text:tab/>dec : field</text:p>
      <text:p text:style-name="P13"><text:tab/>scale(dec, s) = dec</text:p>
      <text:p text:style-name="P13"><text:tab/>inv(dec) = inc</text:p>
      <text:p text:style-name="P13"/>
      <text:p text:style-name="P13"><text:tab/>motion(inc, <text:span text:style-name="T11">discrete, x, dt) = x + 1</text:span></text:p>
      <text:p text:style-name="P13"><text:tab/><text:span text:style-name="T11">motion(dec, discrete, x, dt) = if x == 0 { 0 } else { x – 1 }</text:span></text:p>
      <text:p text:style-name="P13"/>
      <text:p text:style-name="P15">When decreasing <text:span text:style-name="T12">`0`</text:span>, there is no negative natural number, so the position remains at <text:span text:style-name="T12">`0`</text:span>. This means that <text:span text:style-name="T12">`0`</text:span> has two possible past moments using `dec`: `0` and `1`. However, for `inc` there is only a single possible past moment. This difference means that `inc` and `dec` are semi-invertible:</text:p>
      <text:p text:style-name="P15"/>
      <text:p text:style-name="P16"><text:tab/><text:span text:style-name="T12">f(inv(f)(x)) = x<text:tab/></text:span>⋁<text:tab/><text:span text:style-name="T12">inv(f)(f(x)) = x</text:span></text:p>
      <text:p text:style-name="P17"/>
      <text:p text:style-name="P18">Translated for motion:</text:p>
      <text:p text:style-name="P18"/>
      <text:p text:style-name="P18"><text:tab/>∀ f : field, ph : physics, x : pos(ph), dt : real {</text:p>
      <text:p text:style-name="P18"><text:tab/><text:tab/>motion(f, ph, motion(<text:span text:style-name="T12">inv(f), </text:span>ph, x, dt), dt<text:span text:style-name="T12">) = x<text:tab/></text:span><text:span text:style-name="T11">⋁<text:line-break/><text:tab/><text:tab/></text:span>motion(<text:span text:style-name="T12">inv(f), </text:span>ph, motion(f, ph, x, dt), dt<text:span text:style-name="T12">) = x</text:span></text:p>
      <text:p text:style-name="P18"><text:tab/>}</text:p>
      <text:p text:style-name="P18"/>
      <text:p text:style-name="P20">Another property that is common to use with semi-invertibility, is the following:</text:p>
      <text:p text:style-name="P20"/>
      <text:p text:style-name="P20"><text:tab/><text:span text:style-name="T12">inv(f)(f(x)) ¬= x<text:tab/></text:span>=&gt;<text:tab/>f(f(x)) = x</text:p>
      <text:p text:style-name="P20"/>
      <text:p text:style-name="P20">This means that when the inverted field is not an involution for `x`, one can use the field itself as its own involution. With other words, the past is fully <text:span text:style-name="T19">reversible</text:span> by choosing between the field or its inverse. This property is called “terminal semi-invertibility” and is usually assumed implicitly, unless one explicitly says “non-terminal semi-invertibility”.</text:p>
      <text:p text:style-name="P20"/>
      <text:p text:style-name="P21">Translated for motion:</text:p>
      <text:p text:style-name="P21"/>
      <text:p text:style-name="P19"><text:tab/>∀ f : field, ph : physics, x : pos(ph), dt : real {</text:p>
      <text:p text:style-name="P19"><text:tab/><text:tab/>motion(<text:span text:style-name="T12">inv(f), </text:span>ph, motion(f, ph, x, dt), dt<text:span text:style-name="T12">) ¬= x<text:tab/></text:span><text:span text:style-name="T13">=&gt;</text:span><text:span text:style-name="T11"><text:line-break/><text:tab/><text:tab/></text:span>motion(<text:span text:style-name="T13">f</text:span><text:span text:style-name="T12">, </text:span>ph, motion(f, ph, x, dt), dt<text:span text:style-name="T12">) = x</text:span></text:p>
      <text:p text:style-name="P19"><text:tab/>}</text:p>
      <text:p text:style-name="P19"/>
      <text:p text:style-name="P21">Terminal semi-invertibility makes it possible to reason about motion as “cyclic” in the sense that for any combination of movement forwards or backwards in time, it is always possible to return to the present moment. It does not mean that the past can be determined, but it is kind of like a soft version of determinism<text:span text:style-name="T7"><text:reference-ref text:reference-format="text" text:ref-name="determinism">[9]</text:reference-ref></text:span> or unitary laws <text:span text:style-name="T19">of motion</text:span><text:span text:style-name="T7"><text:reference-ref text:reference-format="text" text:ref-name="unitarity">[10]</text:reference-ref></text:span>.</text:p>
      <text:p text:style-name="P21"/>
      <text:p text:style-name="P21">In order to understand quantum physics<text:span text:style-name="T7"><text:reference-ref text:reference-format="text" text:ref-name="quantum mechanics">[11]</text:reference-ref></text:span>, it is very helpful to think about inversion of fields as a choice. A particle can rotate around the z-axis in one direction, the other, or both<text:span text:style-name="T7"><text:reference-ref text:reference-format="text" text:ref-name="quantum superposition">[12]</text:reference-ref></text:span>.</text:p>
      <text:p text:style-name="P22">One important higher order field is composition of two fields:</text:p>
      <text:p text:style-name="P23"/>
      <text:p text:style-name="P23"><text:tab/>∀ f : field, g : field {</text:p>
      <text:p text:style-name="P23"><text:tab/><text:tab/>(g · f) : field ⋀</text:p>
      <text:p text:style-name="P23"><text:tab/><text:tab/>scale(g · f, s) = scale(g, s) · scale(f, s) ⋀</text:p>
      <text:p text:style-name="P23"><text:tab/><text:tab/>inv(g · f) = inv(f) · inv(g)</text:p>
      <text:p text:style-name="P23"><text:tab/>}</text:p>
      <text:p text:style-name="P23"/>
      <text:p text:style-name="P23"><text:tab/>∀ f : field, g : field, ph : physics, x : pos(ph), dt : real {</text:p>
      <text:p text:style-name="P23"><text:tab/><text:tab/>motion(g · f, ph, x, dt) = motion(g, ph, motion(f, ph, x, dt), dt)</text:p>
      <text:p text:style-name="P23"><text:tab/>}</text:p>
      <text:p text:style-name="P23"/>
      <text:p text:style-name="P23">A field is smooth when the following property holds:</text:p>
      <text:p text:style-name="P23"/>
      <text:p text:style-name="P23"><text:tab/>lim dt → 0 {</text:p>
      <text:p text:style-name="P23"><text:tab/><text:tab/>∀ f : field, g : field, ph : physics, x : pos(ph), dt : real {</text:p>
      <text:p text:style-name="P23"><text:tab/><text:tab/><text:tab/>motion(g · f, ph, x, dt) = motion(f · g, ph, x, dt)</text:p>
      <text:p text:style-name="P23"><text:tab/><text:tab/>}</text:p>
      <text:p text:style-name="P23"><text:tab/>}</text:p>
      <text:p text:style-name="P23"/>
      <text:p text:style-name="P25">Another important higher order field is a “fixed” field:</text:p>
      <text:p text:style-name="P25"/>
      <text:p text:style-name="P25"><text:tab/><text:span text:style-name="T14">∀ f : field </text:span>{</text:p>
      <text:p text:style-name="P25"><text:tab/><text:tab/>fixed(f) : field <text:span text:style-name="T14">⋀</text:span></text:p>
      <text:p text:style-name="P25"><text:tab/><text:tab/>scale(fixed(f), s) = fixed(scale(f, 1)) <text:span text:style-name="T14">⋀</text:span></text:p>
      <text:p text:style-name="P25"><text:tab/><text:tab/>inv(fixed(f)) = fixed(inv(f))</text:p>
      <text:p text:style-name="P25"><text:tab/>}</text:p>
      <text:p text:style-name="P25"/>
      <text:p text:style-name="P25"><text:tab/><text:span text:style-name="T14">∀ f : field, ph : physics, x : pos(ph), dt : real {</text:span></text:p>
      <text:p text:style-name="P24"><text:tab/><text:tab/>motion(<text:span text:style-name="T15">fixed(</text:span>f<text:span text:style-name="T15">)</text:span>, ph, x, dt) = motion(<text:span text:style-name="T15">f</text:span>, ph, <text:span text:style-name="T15">x</text:span>, <text:span text:style-name="T15">1</text:span>)</text:p>
      <text:p text:style-name="P24"><text:tab/>}</text:p>
      <text:p text:style-name="P24"/>
      <text:p text:style-name="P25">A “fixed” field is used to perform coordinate transformations without depending on time.</text:p>
      <text:p text:style-name="P24"/>
      <text:p text:style-name="P25">For example, to rotate around the z-axis at a coordinate `v`, one can do the following:</text:p>
      <text:p text:style-name="P25"/>
      <text:p text:style-name="P25"><text:tab/>fixed(translate(v)) <text:span text:style-name="T14">· </text:span>rotate_z(angle) <text:span text:style-name="T14">· </text:span>inv(fixed(translate(v))</text:p>
      <text:p text:style-name="P25"/>
      <text:p text:style-name="P25">This can also be written as a normal path<text:span text:style-name="T7"><text:reference-ref text:reference-format="text" text:ref-name="normal path">[13]</text:reference-ref></text:span>:</text:p>
      <text:p text:style-name="P25"/>
      <text:p text:style-name="P25"><text:tab/>rotate_z(angle)[fixed(translate(v)]</text:p>
      <text:p text:style-name="P25"/>
      <text:p text:style-name="P25">For “fixed” fields, the difference between scaling and inversion is important. Without the ability to distinguish between the two operations, it would be impossible to express the subtleties that makes it work out mathematically. This is an example of intentional mathematical language design.</text:p>
      <text:p text:style-name="P25"/>
      <text:p text:style-name="P26">There are other important higher order fields outside the scope of this paper, such as a vector field, where each field contributes using a coefficient. Inversion of a vector field inverts every sub-field, so one can also define a “power vector field” where every possible choice of inverting individual sub-fields contributes using coefficients. From this, it is easier to reason about Feynman Path Integral<text:span text:style-name="T7"><text:reference-ref text:reference-format="text" text:ref-name="path integral formulation">[14]</text:reference-ref></text:span> of quantum mechanics, as fields existing a-priori where contributions are summed up over arbitrary compositions. <text:span text:style-name="T16">A</text:span> physical system can be described as a ray<text:span text:style-name="T7"><text:reference-ref text:reference-format="text" text:ref-name="ray">[15]</text:reference-ref></text:span> (position + coefficients).</text:p>
      <text:h text:style-name="P1" text:outline-level="3">References:</text:h>
      <text:p text:style-name="P26"/>
      <text:p text:style-name="P27"><text:reference-mark-start text:name="physics"/>[1]<text:reference-mark-end text:name="physics"/><text:tab/>“Physics”</text:p>
      <text:p text:style-name="P27"><text:tab/>Wikipedia</text:p>
      <text:p text:style-name="P27"><text:tab/><text:a xlink:type="simple" xlink:href="https://en.wikipedia.org/wiki/Physics" text:style-name="Internet_20_link" text:visited-style-name="Visited_20_Internet_20_Link"><text:span text:style-name="T17">https://en.wikipedia.org/wiki/Physics</text:span></text:a></text:p>
      <text:p text:style-name="P27"/>
      <text:p text:style-name="P27"><text:reference-mark-start text:name="group theory"/>[2]<text:reference-mark-end text:name="group theory"/><text:tab/>“Group theory”</text:p>
      <text:p text:style-name="P27"><text:tab/>Wikipedia</text:p>
      <text:p text:style-name="P27"><text:tab/><text:a xlink:type="simple" xlink:href="https://en.wikipedia.org/wiki/Group_theory" text:style-name="Internet_20_link" text:visited-style-name="Visited_20_Internet_20_Link"><text:span text:style-name="T17">https://en.wikipedia.org/wiki/Group_theory</text:span></text:a></text:p>
      <text:p text:style-name="P27"/>
      <text:p text:style-name="P27"><text:reference-mark-start text:name="lie group"/>[3]<text:reference-mark-end text:name="lie group"/><text:tab/>“Lie group”</text:p>
      <text:p text:style-name="P27"><text:tab/>Wikipedia</text:p>
      <text:p text:style-name="P27"><text:tab/><text:a xlink:type="simple" xlink:href="https://en.wikipedia.org/wiki/Lie_group" text:style-name="Internet_20_link" text:visited-style-name="Visited_20_Internet_20_Link"><text:span text:style-name="T17">https://en.wikipedia.org/wiki/Lie_group</text:span></text:a></text:p>
      <text:p text:style-name="P27"/>
      <text:p text:style-name="P27"><text:reference-mark-start text:name="differentiable manifold"/>[4]<text:reference-mark-end text:name="differentiable manifold"/><text:tab/>“Differentiable manifold”</text:p>
      <text:p text:style-name="P27"><text:tab/>Wikipedia</text:p>
      <text:p text:style-name="P27"><text:tab/><text:a xlink:type="simple" xlink:href="https://en.wikipedia.org/wiki/Differentiable_manifold" text:style-name="Internet_20_link" text:visited-style-name="Visited_20_Internet_20_Link"><text:span text:style-name="T17">https://en.wikipedia.org/wiki/Differentiable_manifold</text:span></text:a></text:p>
      <text:p text:style-name="P27"/>
      <text:p text:style-name="P27"><text:reference-mark-start text:name="rotation matrix"/>[5]<text:reference-mark-end text:name="rotation matrix"/><text:tab/>“Rotation matrix”</text:p>
      <text:p text:style-name="P27"><text:tab/>Wikipedia</text:p>
      <text:p text:style-name="P27"><text:tab/><text:a xlink:type="simple" xlink:href="https://en.wikipedia.org/wiki/Rotation_matrix" text:style-name="Internet_20_link" text:visited-style-name="Visited_20_Internet_20_Link"><text:span text:style-name="T17">https://en.wikipedia.org/wiki/Rotation_matrix</text:span></text:a></text:p>
      <text:p text:style-name="P27"/>
      <text:p text:style-name="P28"><text:reference-mark-start text:name="wave function"/>[6]<text:reference-mark-end text:name="wave function"/><text:tab/>“Wave function”</text:p>
      <text:p text:style-name="P28"><text:tab/>Wikipedia</text:p>
      <text:p text:style-name="P28"><text:tab/><text:a xlink:type="simple" xlink:href="https://en.wikipedia.org/wiki/Wave_function" text:style-name="Internet_20_link" text:visited-style-name="Visited_20_Internet_20_Link"><text:span text:style-name="T17">https://en.wikipedia.org/wiki/Wave_function</text:span></text:a></text:p>
      <text:p text:style-name="P28"/>
      <text:p text:style-name="P28"><text:reference-mark-start text:name="involution"/>[7]<text:reference-mark-end text:name="involution"/><text:tab/>“Involution (mathematics)”</text:p>
      <text:p text:style-name="P28"><text:tab/>Wikipedia</text:p>
      <text:p text:style-name="P28"><text:tab/><text:a xlink:type="simple" xlink:href="https://en.wikipedia.org/wiki/Involution_(mathematics" text:style-name="Internet_20_link" text:visited-style-name="Visited_20_Internet_20_Link"><text:span text:style-name="T17">https://en.wikipedia.org/wiki/Involution_(mathematics</text:span></text:a><text:span text:style-name="T17">)</text:span></text:p>
      <text:p text:style-name="P28"/>
      <text:p text:style-name="P28"><text:reference-mark-start text:name="natural number"/>[8]<text:reference-mark-end text:name="natural number"/><text:tab/>“Natural number”</text:p>
      <text:p text:style-name="P28"><text:tab/>Wikipedia</text:p>
      <text:p text:style-name="P28"><text:tab/><text:a xlink:type="simple" xlink:href="https://en.wikipedia.org/wiki/Natural_number" text:style-name="Internet_20_link" text:visited-style-name="Visited_20_Internet_20_Link"><text:span text:style-name="T17">https://en.wikipedia.org/wiki/Natural_number</text:span></text:a></text:p>
      <text:p text:style-name="P28"/>
      <text:p text:style-name="P29"><text:reference-mark-start text:name="determinism"/>[9]<text:reference-mark-end text:name="determinism"/><text:tab/>“Determinism”</text:p>
      <text:p text:style-name="P29"><text:tab/>Wikipedia</text:p>
      <text:p text:style-name="P29"><text:tab/><text:a xlink:type="simple" xlink:href="https://en.wikipedia.org/wiki/Determinism" text:style-name="Internet_20_link" text:visited-style-name="Visited_20_Internet_20_Link"><text:span text:style-name="T17">https://en.wikipedia.org/wiki/Determinism</text:span></text:a></text:p>
      <text:p text:style-name="P29"/>
      <text:p text:style-name="P29"><text:reference-mark-start text:name="unitarity"/>[10]<text:reference-mark-end text:name="unitarity"/><text:tab/>“Unitarity (physics)”</text:p>
      <text:p text:style-name="P29"><text:tab/>Wikipedia</text:p>
      <text:p text:style-name="P29"><text:tab/><text:a xlink:type="simple" xlink:href="https://en.wikipedia.org/wiki/Unitarity_(physics" text:style-name="Internet_20_link" text:visited-style-name="Visited_20_Internet_20_Link"><text:span text:style-name="T17">https://en.wikipedia.org/wiki/Unitarity_(physics</text:span></text:a><text:span text:style-name="T17">)</text:span></text:p>
      <text:p text:style-name="P29"/>
      <text:p text:style-name="P29"><text:reference-mark-start text:name="quantum mechanics"/>[11]<text:reference-mark-end text:name="quantum mechanics"/><text:tab/>“Quantum mechanics”</text:p>
      <text:p text:style-name="P29"><text:tab/>Wikipedia</text:p>
      <text:p text:style-name="P29"><text:tab/><text:a xlink:type="simple" xlink:href="https://en.wikipedia.org/wiki/Quantum_mechanics" text:style-name="Internet_20_link" text:visited-style-name="Visited_20_Internet_20_Link"><text:span text:style-name="T17">https://en.wikipedia.org/wiki/Quantum_mechanics</text:span></text:a></text:p>
      <text:p text:style-name="P29"/>
      <text:p text:style-name="P29"><text:reference-mark-start text:name="quantum superposition"/>[12]<text:reference-mark-end text:name="quantum superposition"/><text:tab/>“Quantum superposition”</text:p>
      <text:p text:style-name="P29"><text:tab/>Wikipedia</text:p>
      <text:p text:style-name="P29"><text:tab/><text:a xlink:type="simple" xlink:href="https://en.wikipedia.org/wiki/Quantum_superposition" text:style-name="Internet_20_link" text:visited-style-name="Visited_20_Internet_20_Link"><text:span text:style-name="T17">https://en.wikipedia.org/wiki/Quantum_superposition</text:span></text:a></text:p>
      <text:p text:style-name="P29"/>
      <text:p text:style-name="P29"/>
      <text:p text:style-name="P31"><text:reference-mark-start text:name="normal path"/>[13]<text:reference-mark-end text:name="normal path"/><text:tab/>“Normal Path”</text:p>
      <text:p text:style-name="P30"><text:tab/>Sven Nilsen, 2019</text:p>
      <text:p text:style-name="P30"><text:tab/><text:a xlink:type="simple" xlink:href="https://github.com/advancedresearch/path_semantics/blob/master/papers-wip/normal-paths.pdf" text:style-name="Internet_20_link" text:visited-style-name="Visited_20_Internet_20_Link"><text:span text:style-name="T17">https://github.com/advancedresearch/path_semantics/blob/master/papers-wip/normal-paths.pdf</text:span></text:a></text:p>
      <text:p text:style-name="P29"/>
      <text:p text:style-name="P29"><text:reference-mark-start text:name="path integral formulation"/>[1<text:span text:style-name="T20">4</text:span>]<text:reference-mark-end text:name="path integral formulation"/><text:tab/>“Path integral formulation”</text:p>
      <text:p text:style-name="P29"><text:tab/>Wikipedia</text:p>
      <text:p text:style-name="P29"><text:tab/><text:a xlink:type="simple" xlink:href="https://en.wikipedia.org/wiki/Path_integral_formulation" text:style-name="Internet_20_link" text:visited-style-name="Visited_20_Internet_20_Link"><text:span text:style-name="T17">https://en.wikipedia.org/wiki/Path_integral_formulation</text:span></text:a></text:p>
      <text:p text:style-name="P29"/>
      <text:p text:style-name="P30"><text:reference-mark-start text:name="ray"/>[15]<text:reference-mark-end text:name="ray"/><text:tab/>“Ray”</text:p>
      <text:p text:style-name="P30"><text:tab/>Wikipedia</text:p>
      <text:p text:style-name="P30"><text:tab/><text:a xlink:type="simple" xlink:href="https://en.wikipedia.org/wiki/Line_(geometry)#Ray" text:style-name="Internet_20_link" text:visited-style-name="Visited_20_Internet_20_Link"><text:span text:style-name="T17">https://en.wikipedia.org/wiki/Line_(geometry)#Ray</text:span></text:a></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cademy Engraved LET" svg:font-family="'Academy Engraved LET'" style:font-pitch="variable"/>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4T08:52:15.979697191</meta:creation-date>
    <dc:date>2022-06-04T12:34:41.236146065</dc:date>
    <meta:editing-duration>PT4M52S</meta:editing-duration>
    <meta:editing-cycles>1</meta:editing-cycles>
    <meta:document-statistic meta:table-count="0" meta:image-count="0" meta:object-count="0" meta:page-count="6" meta:paragraph-count="158" meta:word-count="1469" meta:character-count="9465" meta:non-whitespace-character-count="7989"/>
    <meta:generator>LibreOffice/7.2.2.2$MacOSX_X86_64 LibreOffice_project/02b2acce88a210515b4a5bb2e46cbfb63fe97d56</meta:generator>
  </office:meta>
</office:document-meta>
</file>